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annotationDriven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TxMgrViaTransactionManagementConfigurerWithSingleTxMgrBeanTests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okUpTxMgrViaTransactionManagementConfigurerWithSingleTxMgrBean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.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